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3c" officeooo:paragraph-rsid="0005743c"/>
    </style:style>
    <style:style style:name="P2" style:family="paragraph" style:parent-style-name="Standard">
      <style:text-properties officeooo:rsid="0005b549" officeooo:paragraph-rsid="0005b549"/>
    </style:style>
    <style:style style:name="P3" style:family="paragraph" style:parent-style-name="Standard">
      <style:text-properties officeooo:rsid="00072e88" officeooo:paragraph-rsid="00072e88"/>
    </style:style>
    <style:style style:name="P4" style:family="paragraph" style:parent-style-name="Standard">
      <style:text-properties officeooo:rsid="0008c234" officeooo:paragraph-rsid="0008c234"/>
    </style:style>
    <style:style style:name="P5" style:family="paragraph" style:parent-style-name="Standard">
      <style:text-properties officeooo:rsid="0009caf9" officeooo:paragraph-rsid="0009caf9"/>
    </style:style>
    <style:style style:name="P6" style:family="paragraph" style:parent-style-name="Standard">
      <style:text-properties officeooo:rsid="000b8865" officeooo:paragraph-rsid="000b8865"/>
    </style:style>
    <style:style style:name="P7" style:family="paragraph" style:parent-style-name="Standard">
      <style:text-properties officeooo:rsid="000d0d58" officeooo:paragraph-rsid="000d0d58"/>
    </style:style>
    <style:style style:name="P8" style:family="paragraph" style:parent-style-name="Standard">
      <style:text-properties officeooo:rsid="000e8a1e" officeooo:paragraph-rsid="000e8a1e"/>
    </style:style>
    <style:style style:name="P9" style:family="paragraph" style:parent-style-name="Standard">
      <style:text-properties officeooo:rsid="000f3955" officeooo:paragraph-rsid="000f3955"/>
    </style:style>
    <style:style style:name="P10" style:family="paragraph" style:parent-style-name="Standard">
      <style:text-properties officeooo:rsid="001134e3" officeooo:paragraph-rsid="001134e3"/>
    </style:style>
    <style:style style:name="P11" style:family="paragraph" style:parent-style-name="Standard">
      <style:text-properties officeooo:rsid="00132364" officeooo:paragraph-rsid="00132364"/>
    </style:style>
    <style:style style:name="P12" style:family="paragraph" style:parent-style-name="Standard">
      <style:text-properties officeooo:rsid="001429b9" officeooo:paragraph-rsid="001429b9"/>
    </style:style>
    <style:style style:name="P13" style:family="paragraph" style:parent-style-name="Standard">
      <style:text-properties officeooo:rsid="00145ab5" officeooo:paragraph-rsid="00145ab5"/>
    </style:style>
    <style:style style:name="P14" style:family="paragraph" style:parent-style-name="Standard">
      <style:text-properties officeooo:rsid="0014c50c" officeooo:paragraph-rsid="0014c50c"/>
    </style:style>
    <style:style style:name="P15" style:family="paragraph" style:parent-style-name="Standard">
      <style:text-properties officeooo:rsid="00158135" officeooo:paragraph-rsid="00158135"/>
    </style:style>
    <style:style style:name="P16" style:family="paragraph" style:parent-style-name="Standard">
      <style:text-properties officeooo:rsid="0015d801" officeooo:paragraph-rsid="0015d801"/>
    </style:style>
    <style:style style:name="P17" style:family="paragraph" style:parent-style-name="Standard">
      <style:text-properties officeooo:rsid="00178ce9" officeooo:paragraph-rsid="00178ce9"/>
    </style:style>
    <style:style style:name="P18" style:family="paragraph" style:parent-style-name="Standard">
      <style:text-properties officeooo:paragraph-rsid="00178ce9"/>
    </style:style>
    <style:style style:name="P19" style:family="paragraph" style:parent-style-name="Standard">
      <style:text-properties officeooo:rsid="00180f31" officeooo:paragraph-rsid="00180f31"/>
    </style:style>
    <style:style style:name="P20" style:family="paragraph" style:parent-style-name="Standard">
      <style:text-properties officeooo:paragraph-rsid="00187b5c"/>
    </style:style>
    <style:style style:name="P21" style:family="paragraph" style:parent-style-name="Standard">
      <style:text-properties officeooo:rsid="0018ce04" officeooo:paragraph-rsid="0018ce04"/>
    </style:style>
    <style:style style:name="P22" style:family="paragraph" style:parent-style-name="Standard">
      <style:text-properties officeooo:rsid="0018cfdd" officeooo:paragraph-rsid="0018cfdd"/>
    </style:style>
    <style:style style:name="P23" style:family="paragraph" style:parent-style-name="Standard">
      <style:text-properties officeooo:rsid="0019c311" officeooo:paragraph-rsid="0019c311"/>
    </style:style>
    <style:style style:name="T1" style:family="text">
      <style:text-properties officeooo:rsid="00145ab5"/>
    </style:style>
    <style:style style:name="T2" style:family="text">
      <style:text-properties officeooo:rsid="00178ce9"/>
    </style:style>
    <style:style style:name="T3" style:family="text">
      <style:text-properties officeooo:rsid="00180f31"/>
    </style:style>
    <style:style style:name="T4" style:family="text">
      <style:text-properties officeooo:rsid="00187b5c"/>
    </style:style>
    <style:style style:name="T5" style:family="text">
      <style:text-properties officeooo:rsid="0018ce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O REPEATS OF THE SIMULAION</text:p>
      <text:p text:style-name="P1"/>
      <text:p text:style-name="P1">Abstract</text:p>
      <text:p text:style-name="P1">Maximum additional benefit – what is that</text:p>
      <text:p text:style-name="P1"/>
      <text:p text:style-name="P1">introduction</text:p>
      <text:p text:style-name="P2">not clear – pre-measurment genomic test</text:p>
      <text:p text:style-name="P2">talking about COST-benefit</text:p>
      <text:p text:style-name="P2"/>
      <text:p text:style-name="P2">Methods</text:p>
      <text:p text:style-name="P2">An overview of the work done a t the beginning</text:p>
      <text:p text:style-name="P2"/>
      <text:p text:style-name="P3">Elaborate – sufficient data for genomic prediction on what?</text:p>
      <text:p text:style-name="P3">Genomci relationship was not mdoelled</text:p>
      <text:p text:style-name="P3">genomci trait</text:p>
      <text:p text:style-name="P4">4 trait model – only two trait described</text:p>
      <text:p text:style-name="P4"/>
      <text:p text:style-name="P4">134 – parent average?</text:p>
      <text:p text:style-name="P4">Table 1 – mated per year → matings?</text:p>
      <text:p text:style-name="P5">Pre-measurment → reference to parent average</text:p>
      <text:p text:style-name="P6">Genomic testing females in breeding programs – not clearly writeen where the females have phenotype piror – start senteces with name of the csenriso</text:p>
      <text:p text:style-name="P7">maximum nefeit of genetic gain</text:p>
      <text:p text:style-name="P7">fewer (%)</text:p>
      <text:p text:style-name="P7">maximum benefit – additional gain</text:p>
      <text:p text:style-name="P7">which percentges were tested</text:p>
      <text:p text:style-name="P7">avoid unecesary information in brackets</text:p>
      <text:p text:style-name="P7"/>
      <text:p text:style-name="P8">at which percentage does AI program reach beginning gein of JIVET</text:p>
      <text:p text:style-name="P8"/>
      <text:p text:style-name="P9">how was genetic gain standardised</text:p>
      <text:p text:style-name="P9">talking about efficiency – should be careful</text:p>
      <text:p text:style-name="P10">line 201-202: higher than what</text:p>
      <text:p text:style-name="P10">talking about benefit – usually in economic persepctive</text:p>
      <text:p text:style-name="P11">what is the reduction in generation interval in these schemes – male / females – is that the reason for differencfe betzween male and gfemale – <text:span text:style-name="T1">amles contribute more offspring</text:span></text:p>
      <text:p text:style-name="P12">line 207 – not the selection intensity, but the perventage chosen</text:p>
      <text:p text:style-name="P12"/>
      <text:p text:style-name="P13">a scenarios that uses both – female and male</text:p>
      <text:p text:style-name="P13"/>
      <text:p text:style-name="P14">225 – strange</text:p>
      <text:p text:style-name="P14"/>
      <text:p text:style-name="P14">additional benefit - <text:s/>genotyping benefit …</text:p>
      <text:p text:style-name="P14">234 – using estmated breeding values</text:p>
      <text:p text:style-name="P14"/>
      <text:p text:style-name="P14"/>
      <text:p text:style-name="P14">cost – prices of JIVET not included - </text:p>
      <text:p text:style-name="P13"/>
      <text:p text:style-name="P14">discussion – stating that 20% is the optimum – this is not shown in this paper</text:p>
      <text:p text:style-name="P14"/>
      <text:p text:style-name="P14">0.01 <text:s/>low accuracy when both parents tested</text:p>
      <text:p text:style-name="P14"/>
      <text:p text:style-name="P15"><text:soft-page-break/>255 – not that not only” – &gt;the information included determines the accuracy, do this is repetitive</text:p>
      <text:p text:style-name="P15">267 – depends on the economis value of the trait</text:p>
      <text:p text:style-name="P15"/>
      <text:p text:style-name="P15">273 – 274: results not shown</text:p>
      <text:p text:style-name="P15"/>
      <text:p text:style-name="P16">284 – 289: The point you are trying to make is not clear</text:p>
      <text:p text:style-name="P16"/>
      <text:p text:style-name="P16">293 – increasing information – you did not model acquiring more phenotypes – only genotypes</text:p>
      <text:p text:style-name="P16"/>
      <text:p text:style-name="P16">297 – Inbreeding results should be included in the Result section, not only introduced in Discussion</text:p>
      <text:p text:style-name="P16"/>
      <text:p text:style-name="P17">300 – talking about RATE of inbreeding which is a different measure from inbreeding itself</text:p>
      <text:p text:style-name="P17"/>
      <text:p text:style-name="P18"><text:span text:style-name="T2">301-302: </text:span>When using female reproductive 302 technologies inbreeding rates increased significantly in this study – <text:span text:style-name="T2">compared to what?</text:span></text:p>
      <text:p text:style-name="P18"/>
      <text:p text:style-name="P17">307 – 311: You did not test OCS – so instead of talking what would happen, you can propose this for the future work</text:p>
      <text:p text:style-name="P17"/>
      <text:p text:style-name="P17">315 – 318: If you are referring to the costs, you should state the cost of MOET / JIVET as well-established</text:p>
      <text:p text:style-name="P17">327 – these results should be in the Results section. <text:span text:style-name="T3">Would be interesting to add the cost of male programs, since the relative advantage is higher</text:span></text:p>
      <text:p text:style-name="P17"/>
      <text:p text:style-name="P19">206 – why is that so</text:p>
      <text:p text:style-name="P19"/>
      <text:p text:style-name="P20"><text:span text:style-name="T4">323: </text:span>can observe that MOET requires a lower optimal proportion to be genomic tested due to higher 324 EBV index accuracies. <text:span text:style-name="T4">What is the optimum proportion?</text:span></text:p>
      <text:p text:style-name="P20"/>
      <text:p text:style-name="P20">Consistency – descriptive names of the scenarios</text:p>
      <text:p text:style-name="P20"/>
      <text:p text:style-name="P19"/>
      <text:p text:style-name="P19"><text:span text:style-name="T5">336 “</text:span>When comparing MOET and JIVET 336 breeding programs, the cost of generating genetic gain becomes more efficient for JIVET when more than 20% of selection candidates are tested (Figure 1)” <text:span text:style-name="T5">Figure 1 does not include any information about the costs</text:span></text:p>
      <text:p text:style-name="P17"/>
      <text:p text:style-name="P17"/>
      <text:p text:style-name="P21">The economis part should be incorporated in the corresponding parts of the discussion (where talking about optimum proportions found in other studies). </text:p>
      <text:p text:style-name="P17"/>
      <text:p text:style-name="P17"/>
      <text:p text:style-name="P21">Combine figures 6 and 7</text:p>
      <text:p text:style-name="P16"/>
      <text:p text:style-name="P23">Figure 5 – different naming of the measures trait on the figure and in the description</text:p>
      <text:p text:style-name="P13"/>
      <text:p text:style-name="P11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1:02:18.267419996</meta:creation-date>
    <dc:date>2018-09-18T15:48:23.329416500</dc:date>
    <meta:editing-duration>PT44M1S</meta:editing-duration>
    <meta:editing-cycles>1</meta:editing-cycles>
    <meta:document-statistic meta:table-count="0" meta:image-count="0" meta:object-count="0" meta:page-count="2" meta:paragraph-count="53" meta:word-count="518" meta:character-count="3249" meta:non-whitespace-character-count="2741"/>
    <meta:generator>LibreOffice/5.1.6.2$Linux_X86_64 LibreOffice_project/10m0$Build-2</meta:generator>
  </office:meta>
</office:document-meta>
</file>